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fo:font-style="normal" style:font-style-asian="normal" style:font-style-complex="normal"/>
    </style:style>
    <style:style style:name="P2" style:family="paragraph" style:parent-style-name="Subtitle">
      <style:text-properties fo:font-variant="normal" fo:text-transform="none" fo:letter-spacing="normal" fo:font-weight="normal" style:font-weight-asian="normal"/>
    </style:style>
    <style:style style:name="P3" style:family="paragraph" style:parent-style-name="Title" style:master-page-name="Standard">
      <style:paragraph-properties fo:margin-top="0.423cm" fo:margin-bottom="0.212cm" style:page-number="auto"/>
    </style:style>
    <style:style style:name="P4" style:family="paragraph" style:parent-style-name="Standard" style:list-style-name="WWNum1">
      <style:paragraph-properties fo:orphans="2" fo:widows="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 style:font-style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 style:list-style-name="WWNum1">
      <style:paragraph-properties fo:margin-top="0cm" fo:margin-bottom="0cm" fo:orphans="2" fo:widows="2"/>
    </style:style>
    <style:style style:name="P8" style:family="paragraph" style:parent-style-name="Text_20_body">
      <style:text-properties fo:color="#000000" style:font-name="Arial" fo:font-size="11pt" fo:font-style="normal" style:font-size-asian="11pt" style:font-style-asian="normal" style:font-size-complex="11pt" style:font-style-complex="normal"/>
    </style:style>
    <style:style style:name="T1" style:family="text">
      <style:text-properties fo:color="#000000" style:font-name="Arial" fo:font-size="11pt" fo:font-style="normal" style:font-size-asian="11pt" style:font-style-asian="normal" style:font-size-complex="11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letter-spacing="normal" fo:font-style="normal" fo:font-weight="normal" style:font-style-asian="normal" style:font-weight-asian="normal" style:font-style-complex="normal"/>
    </style:style>
    <style:style style:name="T4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 style:font-style-complex="normal"/>
    </style:style>
    <style:style style:name="T5" style:family="text">
      <style:text-properties fo:font-variant="normal" fo:text-transform="none" fo:color="#000000" style:font-name="Arial" fo:font-size="11pt" fo:letter-spacing="normal" fo:language="ru" fo:country="RU" fo:font-style="normal" fo:font-weight="normal" style:font-size-asian="11pt" style:font-style-asian="normal" style:font-weight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Модуль квадратов доставки</text:span></text:p>
      <text:p text:style-name="P8"/>
      <text:p text:style-name="Subtitle"><text:span text:style-name="T2">1. Общие сведения</text:span></text:p>
      <text:p text:style-name="P5"/>
      <text:p text:style-name="P6"><text:span text:style-name="T5">Chocofood- сервис по доставке еды онлайн № 1 в Казахстане. На данный момент мы занимаемся разработкой модуля для приложения для курьеров.</text:span></text:p>
      <text:p text:style-name="P6"><text:span text:style-name="T5">Задача: <text:s/>Для</text:span><text:span text:style-name="T4"> </text:span><text:span text:style-name="T5">выявления</text:span><text:span text:style-name="T4"> доставляет ли заведение определенному клиенту по его координатам и получения условий доставки необходима сущность квадрата(полигон) доставки. Для того, что</text:span><text:span text:style-name="T5">бы</text:span><text:span text:style-name="T4"> создавать квадраты доставки необходим удобный функционал создания этих квадратов. Функционал должен учесть максимум потребностей заведений так как от местоположения клиента может меняться практически всё. Например, у заведения может быть несколько точек доставки и соответственно различные условия их работы, у заведения может изменяться меню в зависимости от этих точек и т.д.</text:span></text:p>
      <text:p text:style-name="P5"/>
      <text:p text:style-name="Subtitle"><text:span text:style-name="T2">2. Назначение и цели создания системы</text:span></text:p>
      <text:p text:style-name="P1"/>
      <text:p text:style-name="Text_20_body"><text:span text:style-name="T1">Основной целью этого модуля является минимизация человеческих ресурсов на создание и снижение вероятности ошибок при создании этих квадратов.</text:span></text:p>
      <text:p text:style-name="P8"/>
      <text:p text:style-name="Subtitle"><text:span text:style-name="T2">3. Характеристика автоматизации</text:span></text:p>
      <text:p text:style-name="P1"/>
      <text:p text:style-name="Text_20_body"><text:span text:style-name="T1">Автоматизация определения условий работы заведений в зависимости от координат клиента</text:span></text:p>
      <text:p text:style-name="Subtitle"><text:span text:style-name="T2">4. </text:span><text:span text:style-name="T3">Требования к системе</text:span></text:p>
      <text:p text:style-name="P2"/>
      <text:p text:style-name="Text_20_body"><text:span text:style-name="T4">Система должна выполнять следующие действия:</text:span></text:p>
      <text:list xml:id="list3360445517476840756" text:style-name="WWNum1">
        <text:list-item>
          <text:p text:style-name="P4"><text:span text:style-name="T4">Функционал авторизации</text:span></text:p>
        </text:list-item>
        <text:list-item>
          <text:p text:style-name="P4"><text:span text:style-name="T4">Функционал создания квадрата доставки(квадрат доставки это полигон). Если несколько квадратов доставки являются соседями, то есть ребра квадратов находятся очень близко или пересекаются необходимо избавиться от пустот и пересечений.</text:span></text:p>
        </text:list-item>
        <text:list-item>
          <text:p text:style-name="P4"><text:span text:style-name="T4">Сущность квадратов должна иметь следующие свойства:</text:span></text:p>
          <text:list>
            <text:list-item>
              <text:p text:style-name="P7"><text:span text:style-name="T4">наименование</text:span></text:p>
            </text:list-item>
            <text:list-item>
              <text:p text:style-name="P7"><text:span text:style-name="T4">полигон</text:span></text:p>
            </text:list-item>
            <text:list-item>
              <text:p text:style-name="P7"><text:span text:style-name="T4">Планируемое время доставки</text:span></text:p>
            </text:list-item>
            <text:list-item>
              <text:p text:style-name="P7"><text:span text:style-name="T4">Несколько вариантов цены доставки в зависимости от среднего чека(например в одной и той же зоне цена доставки может быть 500 тг для заданной суммы минимального заказа или 0 тг при чеке свыше 5000 тг)</text:span></text:p>
            </text:list-item>
          </text:list>
        </text:list-item>
        <text:list-item>
          <text:p text:style-name="P7"><text:span text:style-name="T4">Необходим функционал отображения всех ранее созданных зон доставки, все параметры которых я могу изменять, которые я могу удалять</text:span></text:p>
        </text:list-item>
        <text:list-item>
          <text:p text:style-name="P7"><text:span text:style-name="T4">Необходим функционал привязки одной и той же зоны доставки к нескольким заведениям</text:span></text:p>
        </text:list-item>
        <text:list-item>
          <text:p text:style-name="P7"><text:span text:style-name="T4">Необходим функционал логирования изменений квадратов и их условий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/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1:20:28</meta:creation-date>
    <dc:language>en-US</dc:language>
    <dc:date>2018-02-13T13:15:29.40</dc:date>
    <meta:editing-cycles>4</meta:editing-cycles>
    <meta:editing-duration>PT1H15M36S</meta:editing-duration>
    <meta:generator>OpenOffice/4.1.3$Win32 OpenOffice.org_project/413m1$Build-9783</meta:generator>
    <meta:document-statistic meta:table-count="0" meta:image-count="0" meta:object-count="0" meta:page-count="1" meta:paragraph-count="20" meta:word-count="268" meta:character-count="1943"/>
    <dc:creator>Малика Молотова</dc:creator>
  </office:meta>
</office:document-meta>
</file>